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paragraph-rsid="00a6981c"/>
    </style:style>
    <style:style style:name="P3" style:family="paragraph" style:parent-style-name="Text_20_body">
      <style:paragraph-properties fo:text-align="justify" style:justify-single-word="false"/>
      <style:text-properties fo:color="#c9211e" officeooo:paragraph-rsid="006f2b84"/>
    </style:style>
    <style:style style:name="P4" style:family="paragraph" style:parent-style-name="Text_20_body">
      <style:paragraph-properties fo:text-align="justify" style:justify-single-word="false"/>
      <style:text-properties fo:color="#c9211e" officeooo:rsid="0006c4c9" officeooo:paragraph-rsid="00b61446"/>
    </style:style>
    <style:style style:name="P5" style:family="paragraph" style:parent-style-name="Text_20_body">
      <style:paragraph-properties fo:text-align="justify" style:justify-single-word="false"/>
      <style:text-properties fo:color="#c9211e" officeooo:rsid="0006c4c9" officeooo:paragraph-rsid="006f2b84"/>
    </style:style>
    <style:style style:name="P6" style:family="paragraph" style:parent-style-name="Text_20_body">
      <style:paragraph-properties fo:text-align="justify" style:justify-single-word="false"/>
      <style:text-properties fo:color="#c9211e" fo:font-weight="normal" officeooo:paragraph-rsid="00c86fdc" style:font-weight-asian="normal" style:font-weight-complex="normal"/>
    </style:style>
    <style:style style:name="P7" style:family="paragraph" style:parent-style-name="Text_20_body">
      <style:paragraph-properties fo:text-align="center" style:justify-single-word="false"/>
      <style:text-properties fo:font-size="9pt" officeooo:paragraph-rsid="00484b52" style:font-size-asian="9pt" style:font-size-complex="9pt"/>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484b52" style:font-weight-asian="bold" style:font-weight-complex="bold"/>
    </style:style>
    <style:style style:name="P10" style:family="paragraph" style:parent-style-name="Standard">
      <style:paragraph-properties fo:margin-left="0mm" fo:margin-right="0mm" fo:margin-top="0mm" fo:margin-bottom="0mm" loext:contextual-spacing="false" fo:line-height="100%" fo:text-indent="0mm" style:auto-text-indent="false"/>
      <style:text-properties officeooo:paragraph-rsid="0084b79f"/>
    </style:style>
    <style:style style:name="P11"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paragraph-rsid="0049880b"/>
    </style:style>
    <style:style style:name="P12"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paragraph-rsid="008fafe8"/>
    </style:style>
    <style:style style:name="P13"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rsid="0049880b" officeooo:paragraph-rsid="008fafe8"/>
    </style:style>
    <style:style style:name="P14"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officeooo:paragraph-rsid="008d2026"/>
    </style:style>
    <style:style style:name="P15"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officeooo:paragraph-rsid="009198ec"/>
    </style:style>
    <style:style style:name="P16"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officeooo:paragraph-rsid="008fafe8"/>
    </style:style>
    <style:style style:name="P17"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3mm" style:auto-text-indent="false" style:page-number="auto" fo:background-color="transparent"/>
      <style:text-properties fo:font-weight="bold" officeooo:rsid="008b876a" officeooo:paragraph-rsid="008b876a" style:font-weight-asian="bold" style:font-weight-complex="bold"/>
    </style:style>
    <style:style style:name="P18" style:family="paragraph" style:parent-style-name="Standard" style:list-style-name="WW8Num2"/>
    <style:style style:name="P19" style:family="paragraph" style:parent-style-name="Standard" style:list-style-name="WW8Num2">
      <style:text-properties fo:font-size="9pt" style:font-size-asian="9pt" style:font-size-complex="9pt"/>
    </style:style>
    <style:style style:name="P20" style:family="paragraph" style:parent-style-name="Text_20_body">
      <style:paragraph-properties fo:text-align="justify" style:justify-single-word="false"/>
      <style:text-properties fo:color="#c9211e" officeooo:rsid="0006c4c9" officeooo:paragraph-rsid="002681aa"/>
    </style:style>
    <style:style style:name="P21" style:family="paragraph" style:parent-style-name="Text_20_body">
      <style:paragraph-properties fo:text-align="justify" style:justify-single-word="false"/>
      <style:text-properties fo:color="#c9211e" officeooo:rsid="0006c4c9" officeooo:paragraph-rsid="00d9ba20"/>
    </style:style>
    <style:style style:name="P22" style:family="paragraph" style:parent-style-name="Text_20_body">
      <style:paragraph-properties fo:text-align="justify" style:justify-single-word="false"/>
      <style:text-properties officeooo:paragraph-rsid="00bd2e78"/>
    </style:style>
    <style:style style:name="P23" style:family="paragraph" style:parent-style-name="Text_20_body" style:list-style-name="WW8Num2">
      <style:paragraph-properties fo:margin-left="0mm" fo:margin-right="0mm" fo:margin-top="0mm" fo:margin-bottom="0mm" loext:contextual-spacing="false" fo:line-height="100%" fo:text-align="justify" style:justify-single-word="false" fo:text-indent="0mm" style:auto-text-indent="false"/>
      <style:text-properties fo:font-size="9pt" officeooo:paragraph-rsid="00860390" style:font-size-asian="9pt" style:font-size-complex="9pt"/>
    </style:style>
    <style:style style:name="T1" style:family="text">
      <style:text-properties fo:font-style="italic" fo:font-weight="bold" officeooo:rsid="0084b79f" style:font-style-asian="italic" style:font-weight-asian="bold" style:font-style-complex="italic" style:font-weight-complex="bold"/>
    </style:style>
    <style:style style:name="T2" style:family="text">
      <style:text-properties officeooo:rsid="0006c4c9"/>
    </style:style>
    <style:style style:name="T3" style:family="text">
      <style:text-properties officeooo:rsid="001a87a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6c4c9"/>
    </style:style>
    <style:style style:name="T6" style:family="text">
      <style:text-properties style:text-underline-style="solid" style:text-underline-width="auto" style:text-underline-color="font-color" officeooo:rsid="00c86fdc"/>
    </style:style>
    <style:style style:name="T7" style:family="text">
      <style:text-properties style:text-underline-style="solid" style:text-underline-width="auto" style:text-underline-color="font-color" officeooo:rsid="00ca2e4d"/>
    </style:style>
    <style:style style:name="T8" style:family="text">
      <style:text-properties style:text-underline-style="solid" style:text-underline-width="auto" style:text-underline-color="font-color" officeooo:rsid="00be228e"/>
    </style:style>
    <style:style style:name="T9" style:family="text">
      <style:text-properties style:text-underline-style="solid" style:text-underline-width="auto" style:text-underline-color="font-color" officeooo:rsid="00d9ba20"/>
    </style:style>
    <style:style style:name="T10" style:family="text">
      <style:text-properties style:text-underline-style="solid" style:text-underline-type="double" style:text-underline-width="auto" style:text-underline-color="font-color"/>
    </style:style>
    <style:style style:name="T11" style:family="text">
      <style:text-properties fo:language="grc" fo:country="GR" officeooo:rsid="00694688"/>
    </style:style>
    <style:style style:name="T12" style:family="text">
      <style:text-properties fo:language="grc" fo:country="GR" officeooo:rsid="00a6290f"/>
    </style:style>
    <style:style style:name="T13" style:family="text">
      <style:text-properties fo:language="grc" fo:country="GR" officeooo:rsid="00a6981c"/>
    </style:style>
    <style:style style:name="T14" style:family="text">
      <style:text-properties fo:language="grc" fo:country="GR" officeooo:rsid="00be228e"/>
    </style:style>
    <style:style style:name="T15" style:family="text">
      <style:text-properties fo:font-weight="bold" officeooo:rsid="00542796" style:font-weight-asian="bold" style:font-weight-complex="bold"/>
    </style:style>
    <style:style style:name="T16" style:family="text">
      <style:text-properties fo:font-weight="bold" officeooo:rsid="00c7ef88" style:font-weight-asian="bold" style:font-weight-complex="bold"/>
    </style:style>
    <style:style style:name="T17" style:family="text">
      <style:text-properties officeooo:rsid="00484b52"/>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9880b" style:font-style-asian="normal" style:font-weight-asian="normal" style:font-style-complex="normal" style:font-weight-complex="normal"/>
    </style:style>
    <style:style style:name="T20" style:family="text">
      <style:text-properties fo:font-style="normal" fo:font-weight="normal" officeooo:rsid="0049a36b" style:font-style-asian="normal" style:font-weight-asian="normal" style:font-style-complex="normal" style:font-weight-complex="normal"/>
    </style:style>
    <style:style style:name="T21" style:family="text">
      <style:text-properties fo:font-style="normal" fo:font-weight="normal" officeooo:rsid="004c44ff" style:font-style-asian="normal" style:font-weight-asian="normal" style:font-style-complex="normal" style:font-weight-complex="normal"/>
    </style:style>
    <style:style style:name="T22" style:family="text">
      <style:text-properties fo:font-style="normal" fo:font-weight="normal" officeooo:rsid="0057280b" style:font-style-asian="normal" style:font-weight-asian="normal" style:font-style-complex="normal" style:font-weight-complex="normal"/>
    </style:style>
    <style:style style:name="T23" style:family="text">
      <style:text-properties fo:font-style="normal" fo:font-weight="normal" officeooo:rsid="00578f38" style:font-style-asian="normal" style:font-weight-asian="normal" style:font-style-complex="normal" style:font-weight-complex="normal"/>
    </style:style>
    <style:style style:name="T24" style:family="text">
      <style:text-properties fo:font-style="normal" fo:font-weight="normal" officeooo:rsid="008b876a" style:font-style-asian="normal" style:font-weight-asian="normal" style:font-style-complex="normal" style:font-weight-complex="normal"/>
    </style:style>
    <style:style style:name="T25" style:family="text">
      <style:text-properties fo:font-style="normal" fo:font-weight="normal" officeooo:rsid="008d2026" style:font-style-asian="normal" style:font-weight-asian="normal" style:font-style-complex="normal" style:font-weight-complex="normal"/>
    </style:style>
    <style:style style:name="T26" style:family="text">
      <style:text-properties fo:font-style="normal" fo:font-weight="normal" officeooo:rsid="004ed2dc" style:font-style-asian="normal" style:font-weight-asian="normal" style:font-style-complex="normal" style:font-weight-complex="normal"/>
    </style:style>
    <style:style style:name="T27" style:family="text">
      <style:text-properties fo:font-style="normal" fo:font-weight="normal" officeooo:rsid="00bb655e" style:font-style-asian="normal" style:font-weight-asian="normal" style:font-style-complex="normal" style:font-weight-complex="normal"/>
    </style:style>
    <style:style style:name="T28" style:family="text">
      <style:text-properties fo:font-style="normal" style:text-underline-style="none" fo:font-weight="normal" officeooo:rsid="0057280b" style:font-style-asian="normal" style:font-weight-asian="normal" style:font-style-complex="normal" style:font-weight-complex="normal"/>
    </style:style>
    <style:style style:name="T29" style:family="text">
      <style:text-properties fo:font-style="normal" style:text-underline-style="none" fo:font-weight="normal" officeooo:rsid="0049a36b" style:font-style-asian="normal" style:font-weight-asian="normal" style:font-style-complex="normal" style:font-weight-complex="normal"/>
    </style:style>
    <style:style style:name="T30" style:family="text">
      <style:text-properties fo:font-style="normal" style:text-underline-style="none" fo:font-weight="normal" officeooo:rsid="008d2026" style:font-style-asian="normal" style:font-weight-asian="normal" style:font-style-complex="normal" style:font-weight-complex="normal"/>
    </style:style>
    <style:style style:name="T31" style:family="text">
      <style:text-properties fo:font-style="normal" style:text-underline-style="none" fo:font-weight="normal" officeooo:rsid="0049880b" style:font-style-asian="normal" style:font-weight-asian="normal" style:font-style-complex="normal" style:font-weight-complex="normal"/>
    </style:style>
    <style:style style:name="T32" style:family="text">
      <style:text-properties fo:font-style="normal" style:text-underline-style="none" fo:font-weight="normal" officeooo:rsid="004ed2dc" style:font-style-asian="normal" style:font-weight-asian="normal" style:font-style-complex="normal" style:font-weight-complex="normal"/>
    </style:style>
    <style:style style:name="T33" style:family="text">
      <style:text-properties fo:font-style="normal" style:text-underline-style="none" fo:font-weight="normal" officeooo:rsid="008b876a" style:font-style-asian="normal" style:font-weight-asian="normal" style:font-style-complex="normal" style:font-weight-complex="normal"/>
    </style:style>
    <style:style style:name="T34" style:family="text">
      <style:text-properties fo:font-style="normal" style:text-underline-style="none" fo:font-weight="normal" officeooo:rsid="005a68ec" style:font-style-asian="normal" style:font-weight-asian="normal" style:font-style-complex="normal" style:font-weight-complex="normal"/>
    </style:style>
    <style:style style:name="T35" style:family="text">
      <style:text-properties style:text-position="super 58%"/>
    </style:style>
    <style:style style:name="T36" style:family="text">
      <style:text-properties officeooo:rsid="0098b9f3"/>
    </style:style>
    <style:style style:name="T37" style:family="text">
      <style:text-properties officeooo:rsid="0098bbd9"/>
    </style:style>
    <style:style style:name="T38" style:family="text">
      <style:text-properties officeooo:rsid="00a2cd5a"/>
    </style:style>
    <style:style style:name="T39" style:family="text">
      <style:text-properties style:text-underline-style="none"/>
    </style:style>
    <style:style style:name="T40" style:family="text">
      <style:text-properties style:text-underline-style="none" officeooo:rsid="0006c4c9"/>
    </style:style>
    <style:style style:name="T41" style:family="text">
      <style:text-properties fo:color="#c9211e" fo:font-style="normal" style:text-underline-style="none" fo:font-weight="normal" officeooo:rsid="008b876a" style:font-style-asian="normal" style:font-weight-asian="normal" style:font-style-complex="normal" style:font-weight-complex="normal"/>
    </style:style>
    <style:style style:name="T42" style:family="text">
      <style:text-properties fo:color="#c9211e" fo:font-style="normal" style:text-underline-style="none" fo:font-weight="normal" officeooo:rsid="00bb655e" style:font-style-asian="normal" style:font-weight-asian="normal" style:font-style-complex="normal" style:font-weight-complex="normal"/>
    </style:style>
    <style:style style:name="T43" style:family="text">
      <style:text-properties fo:color="#c9211e" fo:font-style="normal" fo:font-weight="normal" officeooo:rsid="00bb655e" style:font-style-asian="normal" style:font-weight-asian="normal" style:font-style-complex="normal" style:font-weight-complex="normal"/>
    </style:style>
    <style:style style:name="T44" style:family="text">
      <style:text-properties fo:color="#c9211e" fo:font-style="normal" officeooo:rsid="00bd2e78" style:font-style-asian="normal" style:font-style-complex="normal"/>
    </style:style>
    <style:style style:name="T45" style:family="text">
      <style:text-properties fo:color="#c9211e" fo:font-style="normal" officeooo:rsid="00d4cb63" style:font-style-asian="normal" style:font-style-complex="normal"/>
    </style:style>
    <style:style style:name="T46" style:family="text">
      <style:text-properties fo:color="#c9211e" fo:font-style="normal" officeooo:rsid="0006c4c9" style:font-style-asian="normal" style:font-style-complex="normal"/>
    </style:style>
    <style:style style:name="T47" style:family="text">
      <style:text-properties fo:color="#c9211e" fo:font-style="normal" officeooo:rsid="00d148f8" style:font-style-asian="normal" style:font-style-complex="normal"/>
    </style:style>
    <style:style style:name="T48" style:family="text">
      <style:text-properties fo:color="#c9211e" fo:font-style="normal" style:text-underline-style="solid" style:text-underline-width="auto" style:text-underline-color="font-color" officeooo:rsid="00bd2e78" style:font-style-asian="normal" style:font-style-complex="normal"/>
    </style:style>
    <style:style style:name="T49" style:family="text">
      <style:text-properties fo:color="#c9211e" officeooo:rsid="0006c4c9"/>
    </style:style>
    <style:style style:name="T50" style:family="text">
      <style:text-properties fo:color="#c9211e" style:text-underline-style="solid" style:text-underline-width="auto" style:text-underline-color="font-color" officeooo:rsid="0006c4c9"/>
    </style:style>
    <style:style style:name="T51" style:family="text">
      <style:text-properties fo:color="#c9211e" fo:font-style="italic" officeooo:rsid="00bd2e78" style:font-style-asian="italic" style:font-style-complex="italic"/>
    </style:style>
    <style:style style:name="T52" style:family="text">
      <style:text-properties officeooo:rsid="00be228e"/>
    </style:style>
    <style:style style:name="T53" style:family="text">
      <style:text-properties officeooo:rsid="00c7ef88"/>
    </style:style>
    <style:style style:name="T54" style:family="text">
      <style:text-properties fo:font-size="10pt" fo:font-style="italic" fo:font-weight="bold" style:font-size-asian="10pt" style:font-style-asian="italic" style:font-weight-asian="bold" style:font-size-complex="10pt" style:font-style-complex="italic" style:font-weight-complex="bold"/>
    </style:style>
    <style:style style:name="T55" style:family="text">
      <style:text-properties fo:font-size="9pt" style:font-size-asian="9pt" style:font-size-complex="9pt"/>
    </style:style>
    <style:style style:name="T56" style:family="text">
      <style:text-properties fo:font-size="9pt" fo:font-weight="bold" style:font-size-asian="9pt" style:font-weight-asian="bold" style:font-size-complex="9pt" style:font-weight-complex="bold"/>
    </style:style>
    <style:style style:name="T57" style:family="text">
      <style:text-properties fo:font-size="9pt" fo:font-style="italic" style:font-size-asian="9pt" style:font-style-asian="italic" style:font-size-complex="9pt" style:font-style-complex="italic"/>
    </style:style>
    <style:style style:name="T58" style:family="text">
      <style:text-properties officeooo:rsid="00d9ba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7">5</text:span><text:span text:style-name="T35">e</text:span> / français / télé-travail n°<text:span text:style-name="T38">2 : correction</text:span></text:p>
      <text:p text:style-name="P9">é<text:span text:style-name="T17">tude du subjonctif : étude de la conjugaison</text:span></text:p>
      <text:p text:style-name="P17">Complétez les conjugaisons suivantes:</text:p>
      <text:p text:style-name="P11"><text:span text:style-name="T22">que je </text:span><text:span text:style-name="T24">finisse</text:span><text:span text:style-name="T22"><text:tab/><text:tab/></text:span><text:span text:style-name="T20">que j’</text:span><text:span text:style-name="T25">admire</text:span><text:span text:style-name="T20"><text:tab/><text:tab/></text:span><text:span text:style-name="T19">que je s</text:span><text:span text:style-name="T25">ache</text:span><text:span text:style-name="T19"><text:tab/><text:tab/></text:span><text:span text:style-name="T21">que je sois<text:tab/><text:tab/></text:span><text:span text:style-name="T26">que j’aie</text:span></text:p>
      <text:p text:style-name="P13"><text:span text:style-name="T22">que tu </text:span><text:span text:style-name="T24">finisses</text:span><text:span text:style-name="T22"> <text:tab/></text:span><text:span text:style-name="T20">que tu </text:span><text:span text:style-name="T25">admires</text:span><text:span text:style-name="T20"><text:tab/><text:tab/></text:span><text:span text:style-name="T18">que tu s</text:span><text:span text:style-name="T25">aches</text:span><text:span text:style-name="T18"><text:tab/><text:tab/></text:span><text:span text:style-name="T21">que tu </text:span><text:span text:style-name="T43">sois</text:span><text:span text:style-name="T27"><text:tab/></text:span><text:span text:style-name="T21"><text:tab/></text:span><text:span text:style-name="T26">que tu aies</text:span></text:p>
      <text:p text:style-name="P14"><text:span text:style-name="T28">qu’il </text:span><text:span text:style-name="T41">f</text:span><text:span text:style-name="T42">inisse</text:span><text:span text:style-name="T28"><text:tab/><text:tab/></text:span><text:span text:style-name="T29">qu’il </text:span><text:span text:style-name="T30">admire</text:span><text:span text:style-name="T29"><text:tab/><text:tab/></text:span><text:span text:style-name="T31">qu’il s</text:span><text:span text:style-name="T30">ache</text:span><text:span text:style-name="T31"><text:tab/><text:tab/></text:span><text:span text:style-name="T32">qu’il soit<text:tab/><text:tab/>qu’il ait</text:span></text:p>
      <text:p text:style-name="P12"><text:span text:style-name="T23">que nous </text:span><text:span text:style-name="T24">finiss</text:span><text:span text:style-name="T25">ions</text:span><text:span text:style-name="T23"><text:tab/></text:span><text:span text:style-name="T20">que nous </text:span><text:span text:style-name="T43">admirions</text:span><text:span text:style-name="T20"><text:tab/></text:span><text:span text:style-name="T19">que nous s</text:span><text:span text:style-name="T25">achions</text:span><text:span text:style-name="T19"><text:tab/></text:span><text:span text:style-name="T26">que nous soyons<text:tab/>que nous ayons</text:span></text:p>
      <text:p text:style-name="P16"><text:span text:style-name="T29">que vous </text:span><text:span text:style-name="T33">finiss</text:span><text:span text:style-name="T30">iez</text:span><text:span text:style-name="T29"><text:tab/></text:span><text:span text:style-name="T31">que vous </text:span><text:span text:style-name="T30">admiriez</text:span><text:span text:style-name="T31"><text:tab/></text:span><text:span text:style-name="T34">que vous </text:span><text:span text:style-name="T30">sach</text:span><text:span text:style-name="T34">iez</text:span><text:span text:style-name="T31"><text:tab/></text:span><text:span text:style-name="T32">que vous soyez<text:tab/>que vous </text:span><text:span text:style-name="T41">a</text:span><text:span text:style-name="T42">yez</text:span></text:p>
      <text:p text:style-name="P15"><text:span text:style-name="T29">qu’ils </text:span><text:span text:style-name="T33">finisse</text:span><text:span text:style-name="T30">nt</text:span><text:span text:style-name="T29"><text:tab/></text:span><text:span text:style-name="T31">qu’ils </text:span><text:span text:style-name="T30">admirent</text:span><text:span text:style-name="T31"><text:tab/></text:span><text:span text:style-name="T34">qu’ils </text:span><text:span text:style-name="T41">s</text:span><text:span text:style-name="T42">achent</text:span><text:span text:style-name="T31"><text:tab/><text:tab/></text:span><text:span text:style-name="T32">qu’ils soient<text:tab/><text:tab/>qu’ils aient</text:span></text:p>
      <text:p text:style-name="Horizontal_20_Line"/>
      <text:p text:style-name="P7"><text:span text:style-name="T15">texte d’Eric Orsanna, </text:span><text:span text:style-name="T1">Les Chevaliers du Subjonctif</text:span></text:p>
      <text:list xml:id="list141841977" text:style-name="WW8Num2">
        <text:list-item>
          <text:p text:style-name="P23">Madame, <text:span text:style-name="T10">j</text:span>'<text:span text:style-name="T10">en</text:span> <text:span text:style-name="T39">ai</text:span> <text:span text:style-name="T10">besoin</text:span> <text:span text:style-name="T10">au plus vite</text:span>: d'où vient le mot « subjonctif »?</text:p>
        </text:list-item>
        <text:list-item>
          <text:p text:style-name="P18"><text:span text:style-name="T56">Ma petite Jeanne, chaque langue a plusieurs mères, elle descend de beaucoup de langues.</text:span><text:span text:style-name="T55"> Mais il y a toujours une mère principale. Celle du français, c'est le latin. </text:span><text:span text:style-name="Police_20_par_20_défaut"><text:span text:style-name="T57">Jungere</text:span></text:span><text:span text:style-name="T55"> veut dire « joindre ». </text:span><text:span text:style-name="Police_20_par_20_défaut"><text:span text:style-name="T57">Sub</text:span></text:span><text:span text:style-name="T55"> veut dire « sous ». Et </text:span><text:span text:style-name="Police_20_par_20_défaut"><text:span text:style-name="T57">subjungere</text:span></text:span><text:span text:style-name="T55"> veut dire « atteler ».</text:span></text:p>
        </text:list-item>
        <text:list-item>
          <text:p text:style-name="P19">Atteler, comme atteler un cheval ou une charrette ?</text:p>
        </text:list-item>
        <text:list-item>
          <text:p text:style-name="P19">Exactement. Quand tu dis « Je veux que mon ami vienne », « je veux », c'est le cheval, l'énergie, la volonté, la force qui tire.</text:p>
        </text:list-item>
        <text:list-item>
          <text:p text:style-name="P19"><text:span text:style-name="T4">Mais</text:span> <text:span text:style-name="T4">il</text:span> <text:span text:style-name="T4">tire</text:span> <text:span text:style-name="T4">quoi</text:span><text:span text:style-name="T39"> </text:span>?</text:p>
        </text:list-item>
        <text:list-item>
          <text:p text:style-name="P19">La charrette. Il tire son rêve, le souhait que son ami vienne.</text:p>
        </text:list-item>
        <text:list-item>
          <text:p text:style-name="P19">Pourquoi ? Il faut de la force pour rêver ?</text:p>
        </text:list-item>
        <text:list-item>
          <text:p text:style-name="P19">Bien sûr, ma petite Jeanne, de la force, beaucoup de force, surtout si tu veux que dure le rêve. [...] Le sub<text:span text:style-name="T36">j</text:span>onctif est l'univers <text:span text:style-name="T37">d</text:span>u possible.</text:p>
        </text:list-item>
        <text:list-item>
          <text:p text:style-name="P19">Et alors?</text:p>
        </text:list-item>
        <text:list-item>
          <text:p text:style-name="P19">Réfléchis un peu, Jeanne. Qu'est-ce que le possible?</text:p>
        </text:list-item>
        <text:list-item>
          <text:p text:style-name="P19">Quelque chose qu'on pourrait faire...</text:p>
        </text:list-item>
        <text:list-item>
          <text:p text:style-name="P19">Mais qu'on n'a pas fait. Pas encore fait. Pas voulu faire. <text:span text:style-name="T4">Réclamer</text:span> <text:span text:style-name="T4">le</text:span> <text:span text:style-name="T4">possible</text:span>, <text:span text:style-name="T4">tout</text:span> le possible, c'est critiquer le réel, le monde tel qu'il est, la pauvreté, les injustices.</text:p>
        </text:list-item>
      </text:list>
      <text:p text:style-name="P10"><text:span text:style-name="Police_20_par_20_défaut"><text:span text:style-name="T54"/></text:span></text:p>
      <text:p text:style-name="Horizontal_20_Line"/>
      <text:p text:style-name="P1">Questions sur le texte. <text:span text:style-name="T3">Sauf mention contraire, toutes les réponses doivent être rédigées sans abréviation.</text:span></text:p>
      <text:p text:style-name="P22"><text:span text:style-name="T49">(01) Le souhait apparaît par exemple dans l’expression <text:s/>«le souhait que son ami </text:span><text:span text:style-name="T50">vienne</text:span><text:span text:style-name="T49">» avec un verbe au subjonctif présent. Vous pouviez citer les deux autres subjonctifs du texte (</text:span><text:span text:style-name="T51">cf</text:span><text:span text:style-name="T44"> question 3) qui convenaient é</text:span><text:span text:style-name="T45">galement</text:span><text:span text:style-name="T44">. L’expression </text:span><text:span text:style-name="T46">«</text:span><text:span text:style-name="T44">qu’on </text:span><text:span text:style-name="T48">pourrait</text:span><text:span text:style-name="T44"> faire</text:span><text:span text:style-name="T46">» </text:span><text:span text:style-name="T44">possède un verbe au conditionnel présent</text:span><text:span text:style-name="T47"> et exprime une éventualité, une hypothèse.</text:span></text:p>
      <text:p text:style-name="P2"><text:span text:style-name="T2">(02) </text:span><text:span text:style-name="T12">« a</text:span><text:span text:style-name="T13">tteler</text:span><text:span text:style-name="T12"> »</text:span><text:span text:style-name="T11"> </text:span><text:span text:style-name="T14">a le sens d’attacher des bêtes à une charrue ou à une voiture.</text:span></text:p>
      <text:p text:style-name="P4">(03) <text:span text:style-name="T52">Vous deviez reconnaître «vienne» dans «que mon ami </text:span><text:span text:style-name="T8">vienne</text:span><text:span text:style-name="T52">», «vienne» dans «que son ami </text:span><text:span text:style-name="T8">vienne</text:span><text:span text:style-name="T52">» mais aussi «dure» dans «si tu veux que </text:span><text:span text:style-name="T8">dure</text:span><text:span text:style-name="T52"> le rêve». Si vous remplacez ces verbes par le verbe «être» vous obtenez en effet, par exemple dans le troisième cas : «si tu veux qu’il </text:span><text:span text:style-name="T8">soit</text:span><text:span text:style-name="T52">…» et non «si tu veux qu’il *</text:span><text:span text:style-name="T8">est</text:span><text:span text:style-name="T52">»</text:span></text:p>
      <text:p text:style-name="P5">(04) <text:tab/>indicatif présent : je crois, tu crois, il croit, nous croyons, vous croyez, ils croient</text:p>
      <text:p text:style-name="P3"><text:tab/><text:span text:style-name="T53">subj. présent : que je croie, que tu croies, qu’il croie, que nous </text:span><text:span text:style-name="T16">croyions</text:span><text:span text:style-name="T53">, que vous </text:span><text:span text:style-name="T16">croyiez</text:span><text:span text:style-name="T53">, qu’il croient</text:span></text:p>
      <text:p text:style-name="P6"><text:span text:style-name="T2">(05) Ma petite Jeanne,</text:span><text:span text:style-name="T40"> </text:span><text:span text:style-name="T6">toutes les langues</text:span><text:span text:style-name="T40"> </text:span><text:span text:style-name="T6">ont</text:span><text:span text:style-name="T5"> </text:span><text:span text:style-name="T2">plusieurs mères, </text:span><text:span text:style-name="T5">elle</text:span><text:span text:style-name="T7">s</text:span><text:span text:style-name="T2"> </text:span><text:span text:style-name="T5">descendent</text:span><text:span text:style-name="T2"> de beaucoup de langues. </text:span></text:p>
      <text:p text:style-name="P21">(06) «mais» est une conjonction de coordination, «il» est un pronom personnel, «tire» est un verbe (tirer à l’indicatif.présent.3S) et «quoi» est un pronom interrogatif. <text:span text:style-name="T58">Dans une langue moins orale aurait été écrit </text:span>«<text:span text:style-name="T58">Mais </text:span><text:span text:style-name="T9">qu</text:span><text:span text:style-name="T58">’est-ce qu’il tire ?</text:span>» <text:span text:style-name="T58">avec un </text:span>«<text:span text:style-name="T58">que</text:span>» <text:span text:style-name="T58">pronom interrogatif.</text:span></text:p>
      <text:p text:style-name="P20">(07) «je» est le sujet de «ai», «en» est le complément du nom de «besoin» (=besoin de quelque chose, quelque chose complète le nom «besoin», c’est un complément du nom), «besoin» est le COD de «ai» et «au plus vite» est un complément de phrase, complément circonstanciel de temp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0T08:05:02.629250641</dc:date>
    <meta:editing-duration>PT12H16M15S</meta:editing-duration>
    <meta:editing-cycles>136</meta:editing-cycles>
    <meta:generator>LibreOffice/6.3.5.2$Linux_X86_64 LibreOffice_project/30$Build-2</meta:generator>
    <meta:print-date>2020-03-16T13:02:19.953711446</meta:print-date>
    <meta:document-statistic meta:table-count="0" meta:image-count="0" meta:object-count="0" meta:page-count="1" meta:paragraph-count="31" meta:word-count="596" meta:character-count="3393" meta:non-whitespace-character-count="2822"/>
  </office:meta>
</office:document-meta>
</file>